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color="#000000" style:font-name="Times New Roman1" fo:font-size="11pt" style:font-name-asian="Times New Roman1" style:font-size-asian="11pt" style:font-name-complex="Times New Roman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k 1 Learning Objectives</text:p>
      <text:p text:style-name="Standard"/>
      <text:p text:style-name="P1">Homeostasis and Basic Mechanisms</text:p>
      <text:p text:style-name="P2">1. Identify the tissues, organs, and organ systems that comprise the human body and name <text:s/>their functions.</text:p>
      <text:p text:style-name="P3"><text:tab/>Tissues are made up up differentiated cells specialized to perform particular functions. The four types of tissue in the body are epithelial, muscle, nervous, and connective tissue. </text:p>
      <text:p text:style-name="P3"><text:tab/>Organs are functional units made up of tissues.</text:p>
      <text:p text:style-name="Standard"><text:span text:style-name="T3"><text:tab/>Organ systems are groups of organs that work in an integrated way to carry out specific functions. They define the relationship between the body's interior and its environment (e.g., skin keeps the environment out, whereas the GI tract brings the environment in). The ten organ systems o</text:span>f the human body are: </text:p>
      <text:p text:style-name="Standard"><text:tab/>cardiovascular</text:p>
      <text:p text:style-name="Standard"><text:tab/>respiratory</text:p>
      <text:p text:style-name="Standard"><text:tab/>digestive</text:p>
      <text:p text:style-name="Standard"><text:tab/>endocrine</text:p>
      <text:p text:style-name="Standard"><text:tab/>immune</text:p>
      <text:p text:style-name="Standard"><text:tab/>integument</text:p>
      <text:p text:style-name="Standard"><text:tab/>musculoskeletal</text:p>
      <text:p text:style-name="Standard"><text:tab/>nervous</text:p>
      <text:p text:style-name="Standard"><text:tab/>reproductive</text:p>
      <text:p text:style-name="Standard"><text:tab/>urinary</text:p>
      <text:p text:style-name="Standard"/>
      <text:p text:style-name="P2">2. Identify the fluid compartments of the body and their relative sizes.</text:p>
      <text:p text:style-name="Standard"><text:tab/>The main fluid compartments are the extracellular fluid (ECF) and the intracellular fluid (ICF). Under normal conditions, the ICF makes up 2/3 of body water and the ECF makes up 1/3. The ECF is further subdivided into the intravascular fluid (IVF) and interstitial fluid (ISF) – ¾ of the ECF is ISF, and ¼ of the ECF is IVF.</text:p>
      <text:p text:style-name="Standard"><text:tab/>The composition of the IVF and the ISF is essentially identical because of the leaky capillaries that connect them. However, the composition of the ECF and the ICF differ – the ICF is a reducing environment that has high concentrations of potassium but low concentrations of sodium and free calcium; the ECF is an oxidizing environment that has high concentrations of sodium and free calcium, but low concentrations of potassium.</text:p>
      <text:p text:style-name="Standard"/>
      <text:p text:style-name="P2">3. Explain the terms homeostasis, steady state, and equilibrium.</text:p>
      <text:p text:style-name="Standard"><text:tab/><text:span text:style-name="T1">Homeostasis</text:span><text:span text:style-name="T2"> is the maintenance of the ECF (see above) in a steady state (see below). </text:span></text:p>
      <text:p text:style-name="Standard"><text:span text:style-name="T2"><text:tab/>In a </text:span><text:span text:style-name="T1">steady state</text:span><text:span text:style-name="T2">, the amount or concentration of a substance is constant in a compartment over time. There is no net gain or loss because input and output are equal. Energy may need to be expended to maintain a steady state. </text:span></text:p>
      <text:p text:style-name="Standard"><text:span text:style-name="T2"><text:tab/>In </text:span><text:span text:style-name="T1">equilibrium</text:span><text:span text:style-name="T2">, opposing forces are balanced – there is no net transfer of a substance or energy between compartments. Equilibrium will occur in all scenarios if there is sufficient time for exchange and no barriers to movement between compartments. No energy needs to be expended to achieve equilibrium.</text:span></text:p>
      <text:p text:style-name="P5"><text:tab/>Note that a steady state and equilibrium are not necessarily the same. In the answer to question two, the solutes in the IVF and ISF are in an equilibrium – the fluids are compositionally identical because of leaking into one another over time. However, the ECF and the ICF are not compositionally identical – but they are in a steady state that's maintained via expenditure of ATP. For example, if sodium comes into the ECF, the result will be that the sodium concentration in the ECF goes past the desired set point – to drop the concentration, water will move from the ICF into the ECF, thus maintaining the steady state. </text:p>
      <text:p text:style-name="P5"/>
      <text:p text:style-name="P2">4. Define components of a reflex loop.</text:p>
      <text:p text:style-name="Standard"><text:soft-page-break/><text:tab/>Reflex loops are the control pathways for distant control processes (i.e., those not between neighboring cells) in the body. The decision to respond is made at a distance from the target cell(s). The basic components are: </text:p>
      <text:p text:style-name="Standard"><text:tab/>stimulus – the stimulus is an incoming signal, read by the relevant sensor (e.g., low <text:tab/><text:tab/><text:tab/>environmental temperature and dropping body temperature reported by peripheral <text:tab/><text:tab/>and central thermal sensors)</text:p>
      <text:p text:style-name="Standard"><text:tab/>integrator (of the stimulus) – generally the brain, which evaluates the stimulus signal against <text:tab/><text:tab/>a set point and initiates an appropriate response (in the example above, hypothalamus <text:tab/><text:tab/>reacts to re-establish set point) </text:p>
      <text:p text:style-name="Standard"><text:tab/>response (effector) – carries out the response (muscle shivering, vasoconstriction in skin)</text:p>
      <text:p text:style-name="Standard"><text:tab/></text:p>
      <text:p text:style-name="P2">5. Contrast reflex and local homeostatic control</text:p>
      <text:p text:style-name="Standard"><text:tab/>Local homeostasic controls involve paracrine (neighbor-to-neighbor), autocrine (self-to-self), and gap junction responses. Paracrine and autocrine responses occur via chemical signals, but gap junction controls involve actual physical contact between the cells (esp. relevant re: the cardiovascular system). Cytokines are proteins that mediate local controls. None of the local control methods work between cells that are at a significant distance from one another. </text:p>
      <text:p text:style-name="Standard"><text:tab/>More distant control is achieved via reflex loops. Here, the target cell has a receptor, and it receives a distant signal (e.g., a chemical secreted by the endocrine system) via the blood. </text:p>
      <text:p text:style-name="Standard"/>
      <text:p text:style-name="P2">6. Explain negative and positive feedbacks.</text:p>
      <text:p text:style-name="P2"><text:tab/><text:span text:style-name="T3">Negative feedback works to eliminate the stimulus. In the 'cold' example in question 4, the response aims to increase body temperature &amp; retain heat, thereby eliminating the stimulus coming into the hypothalamus. Negative feedback aims to keep the system from deviating from a preset range. There are both simple &amp; complex negative feedback loops (see p. 5 of 'homeostasis' pdf). </text:span></text:p>
      <text:p text:style-name="P3"><text:tab/>Positive feedback aims to increase or reinforce a stimulus – the example given was the clotting cascade, which will accelerate until it's cut off by a different negative feedback loop. <text:s/>Positive feedback aims to elicit change, not maintain homeostasis. </text:p>
      <text:p text:style-name="P3"/>
      <text:p text:style-name="P2">7. Explain tonic and antagonistic controls.</text:p>
      <text:p text:style-name="Standard"><text:tab/>Tonic control occurs when the activity of an organ system is modulated like audio volume – up or down, but not off. The example given was using smooth muscle to alter the lumen of arteries – the lumen changes in response to stimuli, but it's never closed or flaccidly open. </text:p>
      <text:p text:style-name="Standard"><text:tab/>Antagonistic controls work in a kind of push-pull concert to establish a net effect. The example given was the way neurotransmitters from the sympathetic and parasympathetic nervous systems work together to establish heart rate. </text:p>
      <text:p text:style-name="Standard"/>
      <text:p text:style-name="P2">8. <text:s/>Explain circadian rhythms.</text:p>
      <text:p text:style-name="Standard"><text:tab/>Circadian rhythms are 24-hour patterns of fluctuation in organ system function. Set points change over this time period, and organ system function changes accordingly. One example offered was the secretion of cortisol and growth hormone in different periods of the sleep cycle. Body temperature also fluctuates predictably during sleep. </text:p>
      <text:p text:style-name="Standard"><text:tab/>Circadian rhythms arise via the hypothalamus via either light-dark pattern information from the retina or from information about our sleep-wake cycle. </text:p>
      <text:p text:style-name="Standard"/>
      <text:p text:style-name="P1">Transporters, Pumps, and Channels</text:p>
      <text:p text:style-name="P2">1. Describe how solutes cross cell membranes</text:p>
      <text:p text:style-name="Standard"><text:tab/>Solutes move in a variety of way. Lipid-soluble materials can permeate the bilipid cell membrane freely by unfacilitated/passive diffusion down their concentration gradient (i.e., moves <text:s/>from higher to lower concentration). This requires no energy expenditure &amp; continues until equilibrium is reached. Simple diffusion occurs rapidly over short distances and slowly over long distances. It is directly related to temperature (molecules move faster at higher temperatures) and is <text:soft-page-break/>inversely related to the size of the molecule (larger molecules move slower). </text:p>
      <text:p text:style-name="Standard"><text:tab/>Non-penetrating solutes can move by facilitated diffusion, in which they are aided by a protein. This process does not require energy expenditure, and it moves only one kind of molecule at a time. The process exhibits specificity, saturation, and competition.</text:p>
      <text:p text:style-name="Standard"><text:tab/>Non-penetrating solutes can also move via transport proteins, which are classified as either transporters or channels. Transporters move molecule by changing conformation when they bind to a protein – they are not simply pores in the membrane. Some transporters bind more than one substance; these are called cotransporters. Cotransporters come in two types: symporters, which move two or more materials in one direction across a membrane, and antiporters, which move multiple substances in opposite directions. </text:p>
      <text:p text:style-name="Standard"><text:tab/>Channel proteins create a water-filled channel between the ICF and the ECF, through which ions move. Whether a channel is open or closed depends on various mechanisms (ligand gating [chemical], charge gating [voltage], and mechanical gating [tension]). </text:p>
      <text:p text:style-name="Standard"><text:tab/>The methods described above are all passive, in that they do not require energy input. Active transport – pumps – require ATP. <text:s/>This process moves a material against its concentration gradient (from low concentration to high); it exhibits specificity, saturation, and competition. Secondary active transport harnesses this process to move solutes across whole cells (see question 5 below). </text:p>
      <text:p text:style-name="Standard"/>
      <text:p text:style-name="P2">2. Explain how charge, size, and solubility affect solute movement across cell membranes.</text:p>
      <text:p text:style-name="Standard"><text:tab/>As noted above, lipid solubility lets molecules move by passive diffusion. Non-penetrating solutes require more complex movement processes, some of which necessitate the input of energy. As mentioned above, small molecules move faster than large ones. Charge is not discussed in any detail – logically, the net charge situation in the cell will be welcoming to an ion with a different charge and less accepting of one with the same charge.</text:p>
      <text:p text:style-name="Standard"/>
      <text:p text:style-name="P2">3. Contrast how transporters, pumps and channels work</text:p>
      <text:p text:style-name="Standard"><text:tab/>This is largely covered in the answer to question 1. Transporters are proteins that change conformation to move move materials without energy input. There are cotransporters to move multiple materials, in both the same direction and in opposite directions. Pumps are an active transport process that requires ATP – the pumps are ATPases that cleave ATP to move molecules and ions. Channels are proteins that form more-or-less temporary pores in the cell membrane (contrast this with transporters, which are only ever open on one side at a time); these pores are gated by various mechanisms.</text:p>
      <text:p text:style-name="Standard"/>
      <text:p text:style-name="P2">4. Describe how ion channels are gated.</text:p>
      <text:p text:style-name="P3"><text:s/><text:tab/>Again, this is covered in question 1. Three basic means – ligand, voltage, and mechanical. Whether the channel is open or shut depends on whether specific conditions are met. </text:p>
      <text:p text:style-name="P3"/>
      <text:p text:style-name="Standard"><text:span text:style-name="T6">5. Explain transcellular transport </text:span>(see p. 18 of wk 1 notes for illustration and discussion)</text:p>
      <text:p text:style-name="Standard"><text:tab/>In transcellular transport, active transport is used to create an ion gradient in the cell that is used to draw solutes across it. The example give involved a renal epithelial cell in which sodium moves out of the lumen, into the cell, and is then moved out into the blood via active transport. The sodium-potassium ATPase on the basal surface is linked to the sodium-glucose symporter on the luminal surface – the symporter relies on the action of the ATPase so that it can keep using the sodium gradient to move glucose. </text:p>
      <text:p text:style-name="Standard"/>
      <text:p text:style-name="P2">6. Explain osmosis</text:p>
      <text:p text:style-name="Standard"><text:tab/>Osmosis is the movement of water across membranes. It is is never actively transported – it moves via channels called aquaporins. It moves from dilute compartments (those with lots of water) into concentrated compartments (those with comparatively less water) until the concentration of water and solute is equal in each. </text:p>
      <text:p text:style-name="Standard"><text:tab/>Osmotic pressure prevents the inappropriate movement of water across a membrane <text:soft-page-break/>(Wikipedia on osmotic pressure: “In order to visualize this effect, imagine a U-shaped clear tube with equal amounts of water on each side, separated by a membrane at its base that is impermeable to sugar molecules (made from dialysis tubing). Sugar has been added to the water on one side. The height of the water on each side will change proportional to the pressure of the solutions.</text:p>
      <text:p text:style-name="Text_20_body">Osmotic pressure causes the height of the water in the compartment containing the sugar to rise, due to movement of the pure water from the compartment without sugar into the compartment containing the sugar water. This process will stop once the pressures of the water and sugar water toward both sides of the membrane are equated.”). Non-permeable solutes regulate the movement of water (i.e., their presence creates the more concentrated compartments mentioned above, which draw water to that compartment and thus increases its volume/dilution). Conversely, penetrating solutes (e.g., urea, steroid hormones) diffuse freely across membranes, so no net movement of water occurs.</text:p>
      <text:p text:style-name="P2">7. Explain osmolarity and tonicity</text:p>
      <text:p text:style-name="P2"><text:tab/><text:span text:style-name="T4">Osmolarity</text:span><text:span text:style-name="T5"> is the number of particles per L of solution (vs. molarity, which is the number of molecules per L – because some molecules dissociate into particles in solution, molarity and osmolarity may not be the same). Osmolarity gives us the information about concentration that we need to predict the osmotic movement of water. Iso-osmotic solutions have the same number of particles per L, a hyperosmotic solution has more particles per L than some other solution, and a hypoosmotic solution has fewer particles per L than some other solution. </text:span></text:p>
      <text:p text:style-name="P2"><text:span text:style-name="T5"><text:tab/></text:span><text:span text:style-name="T4">Tonicity</text:span><text:span text:style-name="T1"> </text:span><text:span text:style-name="T5">is a relative concept that compares different concentrations of non-penetrating solutes to one another. It can only be estimates, not measure directly. To make judgements about tonicity, you need to know the number of non-penetrating solutes in the cell – if the cell &amp; the solution have the same number, they are isotonic; if the cell has more, the solution is hypotonic to the cell; if the cell has fewer, the solution is hypertonic to the cell. The cell will take on water if it's placed in a hypotonic solution and it will give off water in a hypertonic solution.</text:span></text:p>
      <text:p text:style-name="P7"/>
      <text:p text:style-name="P2">8. Explain how effective solutes regulate fluid compartments</text:p>
      <text:p text:style-name="Standard"><text:tab/>See end of question 6 above. <text:s/></text:p>
      <text:p text:style-name="Standard"/>
      <text:p text:style-name="P1">Endocrine Concepts</text:p>
      <text:p text:style-name="P2">1. Define hormone, target cell, and receptor.</text:p>
      <text:p text:style-name="Standard"><text:tab/><text:span text:style-name="T1">hormone = </text:span><text:span text:style-name="T2">a chemical signal that 's secreted by glands (or neurons?) and transported to <text:tab/><text:tab/><text:tab/>target tissues elsewhere in the body</text:span></text:p>
      <text:p text:style-name="Standard"><text:span text:style-name="T1"><text:tab/>target cell = </text:span><text:span text:style-name="T2">the cell that is the intended recipient of a chemical message, identifiable <text:tab/><text:tab/><text:tab/>because it has receptors for that signal </text:span></text:p>
      <text:p text:style-name="Standard"><text:span text:style-name="T1"><text:tab/>receptor = </text:span><text:span text:style-name="T2">a protein embedded in the cell's plasma membrane, cytoplasm, or nucleus which <text:tab/><text:tab/>provides a location for signalling molecules to attach</text:span></text:p>
      <text:p text:style-name="P2">2. Contrast the terms endocrine, paracrine, autocrine, and neuroendocrine based on the site of</text:p>
      <text:p text:style-name="P2"><text:tab/>release and the pathway to the target tissue.</text:p>
      <text:p text:style-name="Standard"><text:tab/><text:span text:style-name="T1">paracrine </text:span>= chemical secretion from one cell that regulates neighboring cells – local <text:tab/><text:tab/><text:tab/>diffusion across interstitial spaces</text:p>
      <text:p text:style-name="Standard"><text:tab/><text:span text:style-name="T1">autocrine</text:span> = chemical secretion that regulates the secreting cell – local diffusion</text:p>
      <text:p text:style-name="Standard"><text:tab/><text:span text:style-name="T1">endocrine</text:span> = secretion from a ductless gland that is transported through the blood to distant <text:tab/><text:tab/>target tissues</text:p>
      <text:p text:style-name="Standard"><text:tab/><text:span text:style-name="T1">neuroendocrine</text:span> = neurotransmitters secreted from neurons which are then transported <text:tab/><text:tab/><text:tab/>through the blood to distant target tissues</text:p>
      <text:p text:style-name="Standard"/>
      <text:p text:style-name="P2">3. Contrast peptide, steroid and amine hormones in terms of receptor location and signal transduction, solubility in blood and transport in blood.</text:p>
      <text:p text:style-name="Standard"><text:tab/>peptide hormones: receptors are located on the surface of target cells; hormones bind to <text:tab/><text:tab/><text:tab/>receptors &amp; activate ssecondary messenger cascades within the cell; they are soluble <text:tab/><text:tab/>in blood &amp; transported in low concentrations in the blood</text:p>
      <text:p text:style-name="Standard"><text:soft-page-break/><text:tab/>steroid hormones: receptors are located within cells (nucleus?); when the hormone bind to <text:tab/><text:tab/>the receptor, it alters transciption; these hormones are not soluble in the blood; they <text:tab/><text:tab/>move through the blood bound to carrier proteins that render them inactive</text:p>
      <text:p text:style-name="Standard"><text:tab/>amine hormones: some are plasma soluble (e.g., norepinephrine) and some are not (e.g., <text:tab/><text:tab/>thyroid hormone), so both means of transport in the blood are used in this group; <text:tab/><text:tab/>amine hormones bind to surface receptors &amp; trigger second-messenger cascades.</text:p>
      <text:p text:style-name="Standard"/>
      <text:p text:style-name="P2">4. Explain the effects of hormone-binding proteins (carriers) on access of hormones to their sites of</text:p>
      <text:p text:style-name="P2">action, degradation, and the regulation of hormone secretion.</text:p>
      <text:p text:style-name="Standard"><text:tab/>Carrier proteins are used to transport non-plasma-soluble hormones. When bound, these hormones are inactive – the hormone is sequestered from its target cell receptor. Carrier proteins extend the half-lives of the hormones they bind. The amount of free hormone is what dictates secretory regulation, but <text:s/>the total concentration of the hormone in the blood is a combination of what's free and what's bound to the carrier.</text:p>
      <text:p text:style-name="Standard"/>
      <text:p text:style-name="P2">5. Explain the effects of secretion, excretion, degradation, and volume of distribution on the</text:p>
      <text:p text:style-name="P2">concentration of a hormone in blood plasma.</text:p>
      <text:p text:style-name="Standard"><text:tab/>→ secretion increases concentration </text:p>
      <text:p text:style-name="Standard"><text:tab/>→ excretion decreases concentration </text:p>
      <text:p text:style-name="Standard"><text:tab/>→ degradation decreases concentration (although there might be a corresponding increase in <text:tab/><text:tab/>secretion, depending on what kind of signals arise as a result of degradation) </text:p>
      <text:p text:style-name="Standard"><text:tab/>→ not sure what 'volume of distribution' means here – let's say it means something like <text:tab/><text:tab/><text:tab/>dilution; this is an effective reduction in concentration</text:p>
      <text:p text:style-name="Standard"><text:span text:style-name="T6">6. Explain how endocrine cells act as signal integrators</text:span> (I think this question is really asking about how they work as effectors – lecture repeatedly says that the brain is the integrator)</text:p>
      <text:p text:style-name="Standard"><text:tab/>The endocrine cells secrete substances in response to signals from the brain, which is itself responding to stimuli regarding the body's internal &amp; external environment. These endocrine substances have the end goal of eliminating the stimulus, thsu acting as negative feedback. The example given involved the thyroid in a complex negative feedback loop, in response to decreased temperature. </text:p>
      <text:p text:style-name="Standard"><text:tab/>→ if the temperature of the body is too cold, the hypothalamus receives that information and <text:tab/><text:tab/>a hormone is then secreted from the <text:tab/>hypothalamus</text:p>
      <text:p text:style-name="Standard"><text:tab/>→ this then causes a hormone to be secreted by the pituitary</text:p>
      <text:p text:style-name="Standard"><text:tab/>→ that hormone works on the thyroid gland to increase thyroid hormone <text:tab/>within the <text:tab/><text:tab/><text:tab/>circulatory system</text:p>
      <text:p text:style-name="Standard"><text:tab/>→ thyroid hormone works on all cells of the body, and it changes the metabolism of all cells <text:tab/><text:tab/>of the body, revs up metabolism and generates heat – in particular, one of its target <text:tab/><text:tab/>sites is skeletal muscle</text:p>
      <text:p text:style-name="Standard"/>
      <text:p text:style-name="P2">7. Explain how negative feedback, feed-forward, and positive feedback systems work.</text:p>
      <text:p text:style-name="Standard"><text:tab/><text:span text:style-name="T1">negative feedback =</text:span> goal is to return to a narrow range of acceptable values – when a <text:tab/><text:tab/><text:tab/>stimulus comes in saying that the body is wandering from its set points, the brain sets <text:tab/><text:tab/>processes in motion to return it to its set points, thereby eliminating the stimulus</text:p>
      <text:p text:style-name="Standard"><text:tab/><text:span text:style-name="T1">feed forward =</text:span> this mechanism works to prime target tissues in anticipation of additional <text:tab/><text:tab/>stimuli; e.g., the smell of food causes gastrin to be secreted <text:s/>by the stomach (antrum) <text:tab/><text:tab/>which stimulates HCl secretion from the corpus/fundic stomach. </text:p>
      <text:p text:style-name="Standard"><text:tab/><text:span text:style-name="T1">positive feedback</text:span> = here, in contrast to negative feedback, the stimulus is amplified or <text:tab/><text:tab/><text:tab/>accelerated; the example given was the clotting cascade – these kinds of loops are <text:tab/><text:tab/>generally cut off by other negative loops</text:p>
      <text:p text:style-name="P2">8. Describe the principles and limitations of RIA and bioassays (stimulation/suppression tests).</text:p>
      <text:p text:style-name="Standard"><text:tab/>RIA is looking for the amount of hormone in the blood, whereas bioassays are looking to see whether the hormone is active &amp; working properly. <text:s/>The RIA uses radioactive or fluorescent <text:soft-page-break/>labeling to mark hormones, and then the marked hormone is added to antibody – the unknown is then added and subjected to a competitive binding assay. This process measures the immunoreactivity of the hormone in body fluid. A bioassay examines whether the hormone is working as it should – it measures the biological activity to a challenge dose of hormone or substrate. </text:p>
      <text:p text:style-name="Standard"/>
      <text:p text:style-name="P2">9. Explain the classification of endocrine pathologies.</text:p>
      <text:p text:style-name="Standard"><text:tab/>Primary pathology occurs in the endocrine gland. Secondary pathology occurs in the proximal regulating gland. Tertiary pathology occurs in the distal regulating gland. See pp. 35-36 of notes, as well as quiz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10:57:08.08</meta:creation-date>
    <dc:date>2013-02-27T12:01:22.73</dc:date>
    <meta:editing-duration>PT3H36M4S</meta:editing-duration>
    <meta:editing-cycles>46</meta:editing-cycles>
    <meta:generator>OpenOffice.org/3.4$Win32 OpenOffice.org_project/340m1$Build-9590</meta:generator>
    <meta:document-statistic meta:table-count="0" meta:image-count="0" meta:object-count="0" meta:page-count="6" meta:paragraph-count="104" meta:word-count="2961" meta:character-count="18875"/>
  </office:meta>
</office:document-meta>
</file>